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style:text-underline-style="none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 style:parent-style-name="Standard">
      <style:text-properties fo:font-size="14pt" style:text-underline-style="none" style:font-size-asian="14pt" style:font-size-complex="14pt"/>
    </style:style>
    <style:style style:name="P6" style:family="paragraph" style:parent-style-name="Standard" style:list-style-name="L3"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2"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Header">
      <style:text-properties fo:font-style="italic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</text:p>
      <text:p text:style-name="Standard"/>
      <text:p text:style-name="Standard">Project Title: Group 12 Project</text:p>
      <text:p text:style-name="Standard">Meeting Purpose: To assign roles to each group member</text:p>
      <text:p text:style-name="Standard">People Present: Everyone was present</text:p>
      <text:p text:style-name="Standard">Location: C57a</text:p>
      <text:p text:style-name="Standard">Date: 14/11/13</text:p>
      <text:p text:style-name="Standard">Circulation list: All project members</text:p>
      <text:p text:style-name="Standard">Author of the minutes: Fil</text:p>
      <text:p text:style-name="Standard">Date the minutes were produced: 16/11/13</text:p>
      <text:p text:style-name="Standard">Version: 1.0</text:p>
      <text:p text:style-name="Standard"/>
      <text:p text:style-name="P4">Matters Arising</text:p>
      <text:p text:style-name="P5"/>
      <text:list xml:id="list7507812780603059385" text:style-name="L3">
        <text:list-item>
          <text:p text:style-name="P6">The group had a look through the design specification document. ACTION: all group members.</text:p>
        </text:list-item>
      </text:list>
      <text:list xml:id="list3628267397921416640" text:style-name="L2">
        <text:list-item>
          <text:p text:style-name="P7"><text:span text:style-name="T1">Best tool for UML diagrams was discussed. Microsoft Visio and ArgoUML are the best two options with ArgoUML being supported on Linux machines. ACTION: all group members.</text:span></text:p>
        </text:list-item>
        <text:list-item>
          <text:p text:style-name="P7"><text:span text:style-name="T1">Website was reviewed. ACTION: All group members.</text:span></text:p>
        </text:list-item>
      </text:list>
      <text:p text:style-name="P4"/>
      <text:p text:style-name="P4">New Business</text:p>
      <text:p text:style-name="P1"/>
      <text:list xml:id="list192980227064377601" text:style-name="L1">
        <text:list-item>
          <text:p text:style-name="P2">Skeleton of the design specification document is to be produced. Look into creating a master document in OpenOffice with the use of tags. ACTION: Luke</text:p>
        </text:list-item>
        <text:list-item>
          <text:p text:style-name="P2">Plan the dates of the reviews of the design specification document. ACTION: Alex</text:p>
        </text:list-item>
        <text:list-item>
          <text:p text:style-name="P2">The introduction to the design spec document is to be written for Tuesday. ACTION: Fil</text:p>
        </text:list-item>
        <text:list-item>
          <text:p text:style-name="P2">Consult with Louis and produce a draft of the class diagram for the Android system as required for the design specification document for Tuesday. ACTION: Declan</text:p>
        </text:list-item>
        <text:list-item>
          <text:p text:style-name="P2">Produce a class diagram for the Web system as required for the design specification document for Tuesday. ACTION: Tom</text:p>
        </text:list-item>
        <text:list-item>
          <text:p text:style-name="P2">Look into database scheme which is suitable for both Android and Web for Thursday. ACTION: Tom</text:p>
        </text:list-item>
        <text:list-item>
          <text:p text:style-name="P2">Current website design to be adjusted as discussed for Tuesday. ACTION: Ben</text:p>
        </text:list-item>
        <text:list-item>
          <text:p text:style-name="P2">JSON to be done by Tuesday. ACTION: Louis</text:p>
        </text:list-item>
        <text:list-item>
          <text:p text:style-name="P2">Weekly blog posts. ACTION: All group members.</text:p>
        </text:list-item>
      </text:list>
      <text:p text:style-name="P4"/>
      <text:p text:style-name="P4">AOB</text:p>
      <text:p text:style-name="P1"><text:line-break/>No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0<text:tab/>Final</text:p>
      </style:header>
      <style:footer>
        <text:p text:style-name="Footer"><text:span text:style-name="Default_20_Paragraph_20_Font"><text:span text:style-name="MT1">Aberystwyth University / Computer Science<text:tab/><text:tab/>Page </text:span></text:span><text:span text:style-name="Default_20_Paragraph_20_Font"><text:span text:style-name="MT1"><text:page-number text:select-page="current">1</text:page-number></text:span></text:span><text:span text:style-name="Default_20_Paragraph_20_Font"><text:span text:style-name="MT1">/</text:span></text:span><text:span text:style-name="Default_20_Paragraph_20_Font"><text:span text:style-name="MT1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8:16:23.96</meta:creation-date>
    <dc:date>2013-11-16T21:15:45.91</dc:date>
    <meta:editing-duration>PT2H59M20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28" meta:word-count="260" meta:character-count="1562"/>
  </office:meta>
</office:document-meta>
</file>